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7d41" officeooo:paragraph-rsid="00017d41"/>
    </style:style>
    <style:style style:name="P2" style:family="paragraph" style:parent-style-name="Text_20_body">
      <style:text-properties officeooo:rsid="0001cf86" officeooo:paragraph-rsid="0001c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uggling ops</text:p>
      <text:h text:style-name="Heading_20_1" text:outline-level="1">Synopsis</text:h>
      <text:p text:style-name="P1">This story is mostly located on Iris station, where the players are law enforcement, and are following the lead that were given by their discovery of a smuggling ring in the system.</text:p>
      <text:p text:style-name="P2">It starts with the smuggling operation discovery, and the beginning of the investigation to find the whole operation. BFC is not exactly cooperative, but they can be convinced or partially ignored.</text:p>
      <text:p text:style-name="P2">Then, the story goes outside the station, in order to find the source of the smuggling group, somewhere else in the system, to a small, and illegal, sett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3-03-26T15:56:00.336000000</dc:date>
    <meta:editing-duration>PT7M28S</meta:editing-duration>
    <meta:editing-cycles>2</meta:editing-cycles>
    <meta:document-statistic meta:table-count="0" meta:image-count="0" meta:object-count="0" meta:page-count="1" meta:paragraph-count="5" meta:word-count="94" meta:character-count="559" meta:non-whitespace-character-count="470"/>
  </office:meta>
</office:document-meta>
</file>